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a5b49" officeooo:paragraph-rsid="001a5b49"/>
    </style:style>
    <style:style style:name="P2" style:family="paragraph" style:parent-style-name="Standard">
      <style:text-properties officeooo:rsid="001ca93c" officeooo:paragraph-rsid="001ca93c"/>
    </style:style>
    <style:style style:name="P3" style:family="paragraph" style:parent-style-name="Standard">
      <style:text-properties fo:font-weight="bold" officeooo:rsid="001a5b49" officeooo:paragraph-rsid="001a5b49" style:font-weight-asian="bold" style:font-weight-complex="bold"/>
    </style:style>
    <style:style style:name="P4" style:family="paragraph" style:parent-style-name="Standard">
      <style:text-properties fo:font-weight="bold" officeooo:rsid="001e1d7a" officeooo:paragraph-rsid="001e1d7a" style:font-weight-asian="bold" style:font-weight-complex="bold"/>
    </style:style>
    <style:style style:name="P5" style:family="paragraph" style:parent-style-name="Standard">
      <style:text-properties fo:font-weight="bold" officeooo:rsid="002274db" officeooo:paragraph-rsid="002274db" style:font-weight-asian="bold" style:font-weight-complex="bold"/>
    </style:style>
    <style:style style:name="P6" style:family="paragraph" style:parent-style-name="Standard">
      <style:text-properties fo:font-weight="bold" officeooo:rsid="00228b70" officeooo:paragraph-rsid="00228b70" style:font-weight-asian="bold" style:font-weight-complex="bold"/>
    </style:style>
    <style:style style:name="P7" style:family="paragraph" style:parent-style-name="Standard">
      <style:text-properties fo:font-weight="bold" officeooo:rsid="00393d36" officeooo:paragraph-rsid="00393d36" style:font-weight-asian="bold" style:font-weight-complex="bold"/>
    </style:style>
    <style:style style:name="P8" style:family="paragraph" style:parent-style-name="Standard">
      <style:text-properties fo:font-weight="bold" officeooo:rsid="003ee6ed" officeooo:paragraph-rsid="003ee6ed" style:font-weight-asian="bold" style:font-weight-complex="bold"/>
    </style:style>
    <style:style style:name="P9" style:family="paragraph" style:parent-style-name="Standard">
      <style:text-properties fo:font-weight="bold" officeooo:rsid="004a3433" officeooo:paragraph-rsid="004a3433" style:font-weight-asian="bold" style:font-weight-complex="bold"/>
    </style:style>
    <style:style style:name="P10" style:family="paragraph" style:parent-style-name="Standard">
      <style:text-properties fo:font-weight="bold" officeooo:rsid="00522890" officeooo:paragraph-rsid="00522890" style:font-weight-asian="bold" style:font-weight-complex="bold"/>
    </style:style>
    <style:style style:name="P11" style:family="paragraph" style:parent-style-name="Standard">
      <style:text-properties officeooo:rsid="001e1d7a" officeooo:paragraph-rsid="001e1d7a"/>
    </style:style>
    <style:style style:name="P12" style:family="paragraph" style:parent-style-name="Standard">
      <style:text-properties fo:font-weight="normal" officeooo:rsid="00228b70" officeooo:paragraph-rsid="00228b70" style:font-weight-asian="normal" style:font-weight-complex="normal"/>
    </style:style>
    <style:style style:name="P13" style:family="paragraph" style:parent-style-name="Standard">
      <style:text-properties fo:font-weight="normal" officeooo:rsid="00228b70" officeooo:paragraph-rsid="00238d76" style:font-weight-asian="normal" style:font-weight-complex="normal"/>
    </style:style>
    <style:style style:name="P14" style:family="paragraph" style:parent-style-name="Standard">
      <style:text-properties fo:font-weight="normal" officeooo:rsid="00228b70" officeooo:paragraph-rsid="0029f79f" style:font-weight-asian="normal" style:font-weight-complex="normal"/>
    </style:style>
    <style:style style:name="P15" style:family="paragraph" style:parent-style-name="Standard">
      <style:text-properties fo:font-weight="normal" officeooo:rsid="00228b70" officeooo:paragraph-rsid="002d68cd" style:font-weight-asian="normal" style:font-weight-complex="normal"/>
    </style:style>
    <style:style style:name="P16" style:family="paragraph" style:parent-style-name="Standard">
      <style:text-properties fo:font-weight="normal" officeooo:rsid="00238d76" officeooo:paragraph-rsid="00238d76" style:font-weight-asian="normal" style:font-weight-complex="normal"/>
    </style:style>
    <style:style style:name="P17" style:family="paragraph" style:parent-style-name="Standard">
      <style:text-properties fo:font-weight="normal" officeooo:rsid="0025650d" officeooo:paragraph-rsid="0025650d" style:font-weight-asian="normal" style:font-weight-complex="normal"/>
    </style:style>
    <style:style style:name="P18" style:family="paragraph" style:parent-style-name="Standard">
      <style:text-properties fo:font-weight="normal" officeooo:rsid="0026fbc3" officeooo:paragraph-rsid="0026fbc3" style:font-weight-asian="normal" style:font-weight-complex="normal"/>
    </style:style>
    <style:style style:name="P19" style:family="paragraph" style:parent-style-name="Standard">
      <style:text-properties fo:font-weight="normal" officeooo:rsid="00288795" officeooo:paragraph-rsid="00288795" style:font-weight-asian="normal" style:font-weight-complex="normal"/>
    </style:style>
    <style:style style:name="P20" style:family="paragraph" style:parent-style-name="Standard">
      <style:text-properties fo:font-weight="normal" officeooo:rsid="00288795" officeooo:paragraph-rsid="00452705" style:font-weight-asian="normal" style:font-weight-complex="normal"/>
    </style:style>
    <style:style style:name="P21" style:family="paragraph" style:parent-style-name="Standard">
      <style:text-properties fo:font-weight="normal" officeooo:rsid="00325663" officeooo:paragraph-rsid="00288795" style:font-weight-asian="normal" style:font-weight-complex="normal"/>
    </style:style>
    <style:style style:name="P22" style:family="paragraph" style:parent-style-name="Standard">
      <style:text-properties fo:font-weight="normal" officeooo:rsid="00336512" officeooo:paragraph-rsid="00336512" style:font-weight-asian="normal" style:font-weight-complex="normal"/>
    </style:style>
    <style:style style:name="P23" style:family="paragraph" style:parent-style-name="Standard">
      <style:text-properties fo:font-weight="normal" officeooo:rsid="0039e795" officeooo:paragraph-rsid="0039e795" style:font-weight-asian="normal" style:font-weight-complex="normal"/>
    </style:style>
    <style:style style:name="P24" style:family="paragraph" style:parent-style-name="Standard">
      <style:text-properties fo:font-weight="normal" officeooo:rsid="0039e795" officeooo:paragraph-rsid="004024b9" style:font-weight-asian="normal" style:font-weight-complex="normal"/>
    </style:style>
    <style:style style:name="P25" style:family="paragraph" style:parent-style-name="Standard">
      <style:text-properties fo:font-weight="normal" officeooo:rsid="003b0866" officeooo:paragraph-rsid="003b0866" style:font-weight-asian="normal" style:font-weight-complex="normal"/>
    </style:style>
    <style:style style:name="P26" style:family="paragraph" style:parent-style-name="Standard">
      <style:text-properties fo:font-weight="normal" officeooo:rsid="003ee6ed" officeooo:paragraph-rsid="003ee6ed" style:font-weight-asian="normal" style:font-weight-complex="normal"/>
    </style:style>
    <style:style style:name="P27" style:family="paragraph" style:parent-style-name="Standard">
      <style:text-properties fo:font-weight="normal" officeooo:rsid="00522890" officeooo:paragraph-rsid="00522890" style:font-weight-asian="normal" style:font-weight-complex="normal"/>
    </style:style>
    <style:style style:name="P28" style:family="paragraph" style:parent-style-name="Standard">
      <style:text-properties fo:font-weight="normal" officeooo:rsid="005ebc73" officeooo:paragraph-rsid="005ebc73" style:font-weight-asian="normal" style:font-weight-complex="normal"/>
    </style:style>
    <style:style style:name="P29" style:family="paragraph" style:parent-style-name="Standard">
      <style:text-properties officeooo:paragraph-rsid="00228b70"/>
    </style:style>
    <style:style style:name="P30" style:family="paragraph" style:parent-style-name="Standard">
      <style:text-properties fo:font-size="10pt" fo:font-weight="normal" officeooo:rsid="00228b70" officeooo:paragraph-rsid="00452705" style:font-weight-asian="normal" style:font-weight-complex="normal"/>
    </style:style>
    <style:style style:name="P31" style:family="paragraph" style:parent-style-name="Standard">
      <style:text-properties fo:font-size="10pt" fo:font-weight="normal" officeooo:rsid="00228b70" officeooo:paragraph-rsid="00464340" style:font-weight-asian="normal" style:font-weight-complex="normal"/>
    </style:style>
    <style:style style:name="P32" style:family="paragraph" style:parent-style-name="Standard">
      <style:text-properties fo:font-size="10pt" fo:font-weight="normal" officeooo:rsid="00228b70" officeooo:paragraph-rsid="0063011d" style:font-weight-asian="normal" style:font-weight-complex="normal"/>
    </style:style>
    <style:style style:name="P33" style:family="paragraph" style:parent-style-name="Standard">
      <style:text-properties fo:font-size="10pt" fo:font-weight="normal" officeooo:rsid="00238d76" officeooo:paragraph-rsid="00452705" style:font-weight-asian="normal" style:font-weight-complex="normal"/>
    </style:style>
    <style:style style:name="P34" style:family="paragraph" style:parent-style-name="Standard">
      <style:text-properties fo:font-size="10pt" fo:font-weight="normal" officeooo:rsid="0025650d" officeooo:paragraph-rsid="00452705" style:font-weight-asian="normal" style:font-weight-complex="normal"/>
    </style:style>
    <style:style style:name="P35" style:family="paragraph" style:parent-style-name="Standard">
      <style:text-properties fo:font-size="10pt" fo:font-weight="normal" officeooo:rsid="0026fbc3" officeooo:paragraph-rsid="00452705" style:font-weight-asian="normal" style:font-weight-complex="normal"/>
    </style:style>
    <style:style style:name="P36" style:family="paragraph" style:parent-style-name="Standard">
      <style:text-properties officeooo:rsid="0049118a" officeooo:paragraph-rsid="0049118a"/>
    </style:style>
    <style:style style:name="P37" style:family="paragraph" style:parent-style-name="Standard">
      <style:text-properties fo:font-weight="normal" officeooo:rsid="00238d76" officeooo:paragraph-rsid="00238d76" style:font-weight-asian="normal" style:font-weight-complex="normal"/>
    </style:style>
    <style:style style:name="P38" style:family="paragraph" style:parent-style-name="Standard">
      <style:text-properties fo:font-weight="normal" officeooo:rsid="00238d76" officeooo:paragraph-rsid="00452705" style:font-weight-asian="normal" style:font-weight-complex="normal"/>
    </style:style>
    <style:style style:name="P39" style:family="paragraph" style:parent-style-name="Standard">
      <style:text-properties fo:font-weight="normal" officeooo:rsid="003ee6ed" officeooo:paragraph-rsid="004024b9" style:font-weight-asian="normal" style:font-weight-complex="normal"/>
    </style:style>
    <style:style style:name="P40" style:family="paragraph" style:parent-style-name="Standard">
      <style:text-properties fo:font-weight="normal" officeooo:rsid="0047a465" officeooo:paragraph-rsid="0047a465" style:font-weight-asian="normal" style:font-weight-complex="normal"/>
    </style:style>
    <style:style style:name="P41" style:family="paragraph" style:parent-style-name="Standard">
      <style:text-properties fo:font-weight="normal" officeooo:rsid="0049118a" officeooo:paragraph-rsid="0049118a" style:font-weight-asian="normal" style:font-weight-complex="normal"/>
    </style:style>
    <style:style style:name="P42" style:family="paragraph" style:parent-style-name="Standard">
      <style:text-properties fo:font-weight="normal" officeooo:rsid="0068ee07" officeooo:paragraph-rsid="0068ee07" style:font-weight-asian="normal" style:font-weight-complex="normal"/>
    </style:style>
    <style:style style:name="P43" style:family="paragraph" style:parent-style-name="Standard">
      <style:text-properties fo:font-size="10pt" fo:font-weight="normal" officeooo:rsid="00238d76" officeooo:paragraph-rsid="00452705" style:font-weight-asian="normal" style:font-weight-complex="normal"/>
    </style:style>
    <style:style style:name="P44" style:family="paragraph" style:parent-style-name="Standard">
      <style:text-properties officeooo:rsid="006a3cf5" officeooo:paragraph-rsid="006a3cf5"/>
    </style:style>
    <style:style style:name="P45" style:family="paragraph" style:parent-style-name="Standard">
      <style:text-properties officeooo:paragraph-rsid="006b2a59"/>
    </style:style>
    <style:style style:name="T1" style:family="text">
      <style:text-properties officeooo:rsid="001b71d8"/>
    </style:style>
    <style:style style:name="T2" style:family="text">
      <style:text-properties officeooo:rsid="001c6755"/>
    </style:style>
    <style:style style:name="T3" style:family="text">
      <style:text-properties officeooo:rsid="001ca93c"/>
    </style:style>
    <style:style style:name="T4" style:family="text">
      <style:text-properties officeooo:rsid="001e1d7a"/>
    </style:style>
    <style:style style:name="T5" style:family="text">
      <style:text-properties fo:font-weight="normal" style:font-weight-asian="normal" style:font-weight-complex="normal"/>
    </style:style>
    <style:style style:name="T6" style:family="text">
      <style:text-properties fo:font-weight="normal" officeooo:rsid="00228b70" style:font-weight-asian="normal" style:font-weight-complex="normal"/>
    </style:style>
    <style:style style:name="T7" style:family="text">
      <style:text-properties fo:font-weight="normal" officeooo:rsid="0047a465" style:font-weight-asian="normal" style:font-weight-complex="normal"/>
    </style:style>
    <style:style style:name="T8" style:family="text">
      <style:text-properties fo:font-weight="normal" officeooo:rsid="004a3433" style:font-weight-asian="normal" style:font-weight-complex="normal"/>
    </style:style>
    <style:style style:name="T9" style:family="text">
      <style:text-properties fo:font-weight="normal" officeooo:rsid="004ede76" style:font-weight-asian="normal" style:font-weight-complex="normal"/>
    </style:style>
    <style:style style:name="T10" style:family="text">
      <style:text-properties fo:font-weight="normal" officeooo:rsid="006b2a59" style:font-weight-asian="normal" style:font-weight-complex="normal"/>
    </style:style>
    <style:style style:name="T11" style:family="text">
      <style:text-properties fo:font-weight="normal" officeooo:rsid="006c01c7" style:font-weight-asian="normal" style:font-weight-complex="normal"/>
    </style:style>
    <style:style style:name="T12" style:family="text">
      <style:text-properties officeooo:rsid="00238d76"/>
    </style:style>
    <style:style style:name="T13" style:family="text">
      <style:text-properties officeooo:rsid="0029f79f"/>
    </style:style>
    <style:style style:name="T14" style:family="text">
      <style:text-properties officeooo:rsid="002a6b57"/>
    </style:style>
    <style:style style:name="T15" style:family="text">
      <style:text-properties officeooo:rsid="002c3b3c"/>
    </style:style>
    <style:style style:name="T16" style:family="text">
      <style:text-properties officeooo:rsid="002d68cd"/>
    </style:style>
    <style:style style:name="T17" style:family="text">
      <style:text-properties officeooo:rsid="0033a930"/>
    </style:style>
    <style:style style:name="T18" style:family="text">
      <style:text-properties officeooo:rsid="0033f30c"/>
    </style:style>
    <style:style style:name="T19" style:family="text">
      <style:text-properties officeooo:rsid="003cd240"/>
    </style:style>
    <style:style style:name="T20" style:family="text">
      <style:text-properties officeooo:rsid="003ee6ed"/>
    </style:style>
    <style:style style:name="T21" style:family="text">
      <style:text-properties officeooo:rsid="0043790c"/>
    </style:style>
    <style:style style:name="T22" style:family="text">
      <style:text-properties officeooo:rsid="00464340"/>
    </style:style>
    <style:style style:name="T23" style:family="text">
      <style:text-properties officeooo:rsid="004ec73c"/>
    </style:style>
    <style:style style:name="T24" style:family="text">
      <style:text-properties officeooo:rsid="004f0efa"/>
    </style:style>
    <style:style style:name="T25" style:family="text">
      <style:text-properties officeooo:rsid="00536546"/>
    </style:style>
    <style:style style:name="T26" style:family="text">
      <style:text-properties officeooo:rsid="00539bbd"/>
    </style:style>
    <style:style style:name="T27" style:family="text">
      <style:text-properties officeooo:rsid="0053cad2"/>
    </style:style>
    <style:style style:name="T28" style:family="text">
      <style:text-properties officeooo:rsid="00573925"/>
    </style:style>
    <style:style style:name="T29" style:family="text">
      <style:text-properties officeooo:rsid="0058ca4c"/>
    </style:style>
    <style:style style:name="T30" style:family="text">
      <style:text-properties officeooo:rsid="005a9ca5"/>
    </style:style>
    <style:style style:name="T31" style:family="text">
      <style:text-properties officeooo:rsid="005d8569"/>
    </style:style>
    <style:style style:name="T32" style:family="text">
      <style:text-properties officeooo:rsid="006056bb"/>
    </style:style>
    <style:style style:name="T33" style:family="text">
      <style:text-properties officeooo:rsid="0063011d"/>
    </style:style>
    <style:style style:name="T34" style:family="text">
      <style:text-properties officeooo:rsid="0065a78a"/>
    </style:style>
    <style:style style:name="T35" style:family="text">
      <style:text-properties officeooo:rsid="006989f5"/>
    </style:style>
    <style:style style:name="T36" style:family="text">
      <style:text-properties officeooo:rsid="006aa68d"/>
    </style:style>
    <style:style style:name="T37" style:family="text">
      <style:text-properties fo:font-style="italic" officeooo:rsid="003cd240"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utomated testing, Code Coverage &amp; Test Coverage</text:p>
      <text:p text:style-name="P1"/>
      <text:p text:style-name="P1">In order to quickly iterate over Python code, it is useful to set up <text:span text:style-name="T1">several</text:span> tests. These tests can be run manually, but can also be set up to run every time the code is pushed to git. This <text:span text:style-name="T1">can</text:span> help you catch bugs, typos etc, <text:span text:style-name="T1">but is also an indicator for the (bio)informatics community that you have uploaded functional code.</text:span></text:p>
      <text:p text:style-name="P1"/>
      <text:p text:style-name="P1"><text:span text:style-name="T1">In addition to code tests</text:span>, we can set up <text:span text:style-name="T1">c</text:span>ode <text:span text:style-name="T1">c</text:span>overage and <text:span text:style-name="T1">t</text:span>est <text:span text:style-name="T1">c</text:span>overage. Code <text:span text:style-name="T1">c</text:span>overage is a metric to determine the clarity and simplicity of your code: the lower the score, the harder it is for someone to work in it. Test <text:span text:style-name="T1">c</text:span>overage is a meta-metric: it tells you how many lines of your code are run during your tests. <text:span text:style-name="T2">Neither metric is a gold standard, as the coverage can be tweaked to check only certain things, but both can help you improve your workflow, so setting them up early can save a lot of debugging work later.</text:span></text:p>
      <text:p text:style-name="P1"/>
      <text:p text:style-name="P1">To set <text:span text:style-name="T3">this up, we will be using the following:</text:span></text:p>
      <text:p text:style-name="P1">-Python code*</text:p>
      <text:p text:style-name="P1">-<text:span text:style-name="T18">Conda*</text:span></text:p>
      <text:p text:style-name="P1">-Git*</text:p>
      <text:p text:style-name="P1">-Travis</text:p>
      <text:p text:style-name="P1">-Pytest*</text:p>
      <text:p text:style-name="P1">-<text:span text:style-name="T23">Pytest-cov</text:span></text:p>
      <text:p text:style-name="P1">-Code climate</text:p>
      <text:p text:style-name="P1"/>
      <text:p text:style-name="P1">*<text:span text:style-name="T28">I’m assuming you’ve set these up beforehand.</text:span></text:p>
      <text:p text:style-name="P1"/>
      <text:p text:style-name="P4">Just show me the goods</text:p>
      <text:p text:style-name="P2">All of this has already been set up for <text:a xlink:type="simple" xlink:href="https://github.com/vanheeringen-lab/genomepy" text:style-name="Internet_20_link" text:visited-style-name="Visited_20_Internet_20_Link">genomepy</text:a>. <text:span text:style-name="T4">Tests are saved in the “tests” directory, and are run by Travis (controlled by .travis.yaml). Which files are checked can be tweaked either on codeclimate.com, or in .codeclimate.yml (better for transparency). Coverage tests also require data to be sent to codeclimate, which is controlled by .travis.yml as well.</text:span></text:p>
      <text:p text:style-name="P11"/>
      <text:p text:style-name="P6">Getting started</text:p>
      <text:p text:style-name="P42">First create your Python script. Next you can create tests. After uploading the script to git, you can sign up to Travis and automate the testing. Finally, you can add code coverage.</text:p>
      <text:p text:style-name="P44">In order to make the script reproducible, we will use conda to create an environment with the required depencies.</text:p>
      <text:p text:style-name="P11"/>
      <text:p text:style-name="P5">Tests</text:p>
      <text:p text:style-name="P12">Create a <text:span text:style-name="T35">tests </text:span>directory in your repository <text:span text:style-name="T29">(any name will do, but we will use “tests”)</text:span>. In there you can create any number of files with the format “test*.py”. These will automatically be recognized by pytest <text:span text:style-name="T24">(which can be installed using conda in addition to the other dependencies)</text:span>. In these files you can write your tests. See the <text:a xlink:type="simple" xlink:href="https://github.com/vanheeringen-lab/genomepy/tree/master/tests" text:style-name="Internet_20_link" text:visited-style-name="Visited_20_Internet_20_Link">genomepy tests directory</text:a>, and <text:a xlink:type="simple" xlink:href="https://docs.pytest.org/en/latest/" text:style-name="Internet_20_link" text:visited-style-name="Visited_20_Internet_20_Link">pytest docs</text:a> for example <text:span text:style-name="T36">test</text:span>s.</text:p>
      <text:p text:style-name="P12"/>
      <text:p text:style-name="P29"><text:span text:style-name="T6">These test can be run locally. Set working directory in the repo, install pytest and run `</text:span>pytest -v <text:span text:style-name="T25">tests/` (replace the directory name if you didn’t call it “tests”).</text:span></text:p>
      <text:p text:style-name="P29"/>
      <text:p text:style-name="P6">Automatic tests</text:p>
      <text:p text:style-name="P12">To automate the testing of your script, and to provide the results for the world to see, we can set-up automatic testing. A number of free automatic testing services exist: Travis, CircleCI and Jenkins to name a few. Each has different pro’s and con’s, so see which ones you like best. We’re using <text:a xlink:type="simple" xlink:href="https://travis-ci.org/" text:style-name="Internet_20_link" text:visited-style-name="Visited_20_Internet_20_Link">Travis</text:a> here.</text:p>
      <text:p text:style-name="P12"/>
      <text:p text:style-name="P15"><text:soft-page-break/>After signing up with Travis <text:span text:style-name="T30">and adding your repo, </text:span>we need a control file to run the tests on name<text:span text:style-name="T14">d</text:span> .travis.yml. In <text:span text:style-name="T30">there</text:span>, we specify which operating systems to use, <text:span text:style-name="T16">how to set up the script and how to test it</text:span>. As we <text:span text:style-name="T15">have</text:span> a Python script, <text:span text:style-name="T15">the dependencies can be installed with a conda environment.yml. In the conda environment we can also specify which Python version to use, which libraries and even which versions to download. With an environment.yml in our repo directory the minimal steps required become relatively simple:</text:span></text:p>
      <text:p text:style-name="P15">First, we specify a minimal environment and the operating systems. Second we need to download and install <text:a xlink:type="simple" xlink:href="https://docs.conda.io/projects/conda/en/latest/user-guide/install/" text:style-name="Internet_20_link" text:visited-style-name="Visited_20_Internet_20_Link">miniconda</text:a> <text:span text:style-name="T12">and activate conda. Third we install our conda environment. Finally we run our tests:</text:span></text:p>
      <text:p text:style-name="P13"/>
      <text:p text:style-name="P16">```</text:p>
      <text:p text:style-name="P16">language: minimal</text:p>
      <text:p text:style-name="P13"/>
      <text:p text:style-name="P16">os: linux</text:p>
      <text:p text:style-name="P13"/>
      <text:p text:style-name="P13">before_install:</text:p>
      <text:p text:style-name="P16"># setup miniconda</text:p>
      <text:p text:style-name="P13"><text:s text:c="2"/>- wget https://repo.continuum.io/miniconda/Miniconda3-latest-Linux-x86_64.sh -O miniconda.sh;</text:p>
      <text:p text:style-name="P13"><text:s text:c="2"/>- chmod +x miniconda.sh</text:p>
      <text:p text:style-name="P13"><text:s text:c="2"/>- ./miniconda.sh -b -p $HOME/miniconda -f</text:p>
      <text:p text:style-name="P13"><text:s text:c="2"/>- export PATH=$HOME/miniconda/bin:$PATH</text:p>
      <text:p text:style-name="P13"><text:s text:c="2"/>- conda config --set always_yes yes </text:p>
      <text:p text:style-name="P13"/>
      <text:p text:style-name="P13">install:</text:p>
      <text:p text:style-name="P17"># install dependencies</text:p>
      <text:p text:style-name="P13"><text:s text:c="2"/>- conda env create -n <text:span text:style-name="T13">test_environment</text:span> -f environment.yml</text:p>
      <text:p text:style-name="P14"><text:s text:c="2"/>- source activate <text:span text:style-name="T13">test_environment</text:span></text:p>
      <text:p text:style-name="P13"/>
      <text:p text:style-name="P13">script:</text:p>
      <text:p text:style-name="P18"># run tests</text:p>
      <text:p text:style-name="P13"><text:s text:c="2"/>- pytest -v <text:span text:style-name="T26">tests/</text:span></text:p>
      <text:p text:style-name="P19">```</text:p>
      <text:p text:style-name="P21"/>
      <text:p text:style-name="P22">This file will run all tests in your “test<text:span text:style-name="T31">s”</text:span> directory on a linux environment using packages specified in your conda environment.yml. Multiple operating systems, python versions and details can be specified too. See the Travis documentation for more <text:span text:style-name="T17">elaborate tests</text:span>.</text:p>
      <text:p text:style-name="P22"/>
      <text:p text:style-name="P28"><text:span text:style-name="T32">Once build icons start appearing next to your commits, Travis is working, congratulations! </text:span>The status of the build can be displayed by going to Travis and clicking on the build icon there, then copying the correct format into your readme (for genomepy, the markdown format is used).</text:p>
      <text:p text:style-name="P22"/>
      <text:p text:style-name="P7">Code <text:span text:style-name="T20">c</text:span>overage</text:p>
      <text:p text:style-name="P24">Setting up code coverage is the easiest part. Go to codeclimate.com and login to the “Quality” section with your github account. Here you can add any repository that you are the owner or administrator o<text:span text:style-name="T32">f</text:span>. Public repositories can be added for free. </text:p>
      <text:p text:style-name="P39">Note that you can specify which branch should be tested, and that a repository can be added multiple times to test more than one branch. Codeclimate indicates that changing this can create confusion, so set your branch early and then stop touching it (or add each branch separately, and worry about it later).</text:p>
      <text:p text:style-name="P23"/>
      <text:p text:style-name="P25">Congratulations, you can now inspect your code’s maintainability!</text:p>
      <text:p text:style-name="P25"/>
      <text:p text:style-name="P25"><text:soft-page-break/>Unhappy with the results? You can tweak what the coverage tests check for on the website, but you can also setup a .codeclimate.yml. This file can be added to your repository, so any visitor can see <text:span text:style-name="T19">that what you did is </text:span><text:span text:style-name="T37">totally not cheating</text:span><text:span text:style-name="T19">.</text:span></text:p>
      <text:p text:style-name="P25"/>
      <text:p text:style-name="P8">Test coverage</text:p>
      <text:p text:style-name="P26">To check how much of your code is used in testing, we can setup test coverage. <text:span text:style-name="T21">To do so, go to codeclimate, and in your repo’s Repo settings &gt; test coverage (in the sidebar menu). There, copy the TEST REPORTER ID. In the .travis.yaml, we need to install the codeclimate reporter, add this ID, ask pytest to output test coverage data, and afterward, upload the data to codeclimate with the reporter. Let’s visualize this in our minimal .travis.yml:</text:span></text:p>
      <text:p text:style-name="P26"/>
      <text:p text:style-name="P38">```</text:p>
      <text:p text:style-name="P33">language: minimal</text:p>
      <text:p text:style-name="P30"/>
      <text:p text:style-name="P33">os: linux</text:p>
      <text:p text:style-name="P30"/>
      <text:p text:style-name="P30">env:</text:p>
      <text:p text:style-name="P30"><text:s text:c="2"/>global:</text:p>
      <text:p text:style-name="P30"><text:s text:c="4"/>- CC_TEST_REPORTER_ID=951f438ac8a0fa93801ff0bf69922df59fe03800bf7ea8ab77a3c26cda444979</text:p>
      <text:p text:style-name="P30"/>
      <text:p text:style-name="P30">before_install:</text:p>
      <text:p text:style-name="P33"># setup miniconda</text:p>
      <text:p text:style-name="P30"><text:s text:c="2"/>- wget <text:a xlink:type="simple" xlink:href="https://repo.continuum.io/miniconda/Miniconda3-latest-Linux-x86_64.sh" text:style-name="Internet_20_link" text:visited-style-name="Visited_20_Internet_20_Link">https://repo.continuum.io/miniconda/Miniconda3-latest-Linux-x86_64.sh</text:a> -O miniconda.sh;</text:p>
      <text:p text:style-name="P30"><text:s text:c="2"/>- chmod +x miniconda.sh</text:p>
      <text:p text:style-name="P30"><text:s text:c="2"/>- ./miniconda.sh -b -p $HOME/miniconda -f</text:p>
      <text:p text:style-name="P30"><text:s text:c="2"/>- export PATH=$HOME/miniconda/bin:$PATH</text:p>
      <text:p text:style-name="P30"><text:s text:c="2"/>- conda config --set always_yes yes </text:p>
      <text:p text:style-name="P30"/>
      <text:p text:style-name="P30">install:</text:p>
      <text:p text:style-name="P34"># install dependencies</text:p>
      <text:p text:style-name="P30"><text:s text:c="2"/>- conda env create -n <text:span text:style-name="T13">test_environment</text:span> -f environment.yml</text:p>
      <text:p text:style-name="P30"><text:s text:c="2"/>- source activate <text:span text:style-name="T13">test_environment</text:span></text:p>
      <text:p text:style-name="P30"/>
      <text:p text:style-name="P30">before_script:</text:p>
      <text:p text:style-name="P30"># install <text:span text:style-name="T22">C</text:span>ode <text:span text:style-name="T22">C</text:span>limate test coverage</text:p>
      <text:p text:style-name="P30"><text:s text:c="2"/>- wget -O cc-test-reporter <text:a xlink:type="simple" xlink:href="https://codeclimate.com/downloads/test-reporter/test-reporter-latest-linux-amd64" text:style-name="Internet_20_link" text:visited-style-name="Visited_20_Internet_20_Link">https://codeclimate.com/downloads/test-reporter/test-reporter-latest-linux-amd64</text:a>;</text:p>
      <text:p text:style-name="P30"><text:s text:c="2"/>- chmod +x ./cc-test-reporter</text:p>
      <text:p text:style-name="P30"><text:s text:c="2"/>- ./cc-test-reporter before-build</text:p>
      <text:p text:style-name="P30"/>
      <text:p text:style-name="P30">script:</text:p>
      <text:p text:style-name="P35"># run tests</text:p>
      <text:p text:style-name="P32"><text:s text:c="2"/>- pytest -v<text:span text:style-name="T33"> --cov=[Python code folder] --cov-report=xml </text:span><text:s/><text:span text:style-name="T27">tests/</text:span></text:p>
      <text:p text:style-name="P30"/>
      <text:p text:style-name="P30">after_script:</text:p>
      <text:p text:style-name="P31"># <text:span text:style-name="T22">upload</text:span> coverage data to Code Climate</text:p>
      <text:p text:style-name="P30"><text:s text:c="2"/>- ./cc-test-reporter after-build -t coverage.py --exit-code $TRAVIS_TEST_RESULT</text:p>
      <text:p text:style-name="P20">```</text:p>
      <text:p text:style-name="P20"/>
      <text:p text:style-name="P45"><text:span text:style-name="T7">On our genomepy repo the tests run on both linux and osx. In order to simplify the test coverage output, I only upload one of these runs using and if statement `</text:span>if [[ "$TRAVIS_OS_NAME" == "linux" ]]; then<text:span text:style-name="T7">`. </text:span></text:p>
      <text:p text:style-name="P45"><text:span text:style-name="T7"/></text:p>
      <text:p text:style-name="P45"><text:span text:style-name="T9">Note that test coverage requires pytest-cov to be installed in the test_environment.</text:span></text:p>
      <text:p text:style-name="P40"/>
      <text:p text:style-name="P9">Personal preferences</text:p>
      <text:p text:style-name="P36"><text:span text:style-name="T7">T</text:span><text:span text:style-name="T5">he main downside of this setup </text:span><text:span text:style-name="T8">that I found </text:span><text:span text:style-name="T5">is that pytest’s test coverage output is not very user friendly. </text:span><text:span text:style-name="T10">The best to view it is to run the Travis test. To keep the history a little bit clean, I forked the repo, set up the tests for the</text:span><text:span text:style-name="T5"> develop </text:span><text:span text:style-name="T10">branch</text:span><text:span text:style-name="T5">, and iterate on new tests there. </text:span><text:span text:style-name="T10">After merging my </text:span><text:soft-page-break/><text:span text:style-name="T10">fork, I keep the test coverage on the develop branch. The coverage scores are important for development and showing off only. </text:span><text:span text:style-name="T11">Speaking of...</text:span></text:p>
      <text:p text:style-name="P41"/>
      <text:p text:style-name="P10">Showing off</text:p>
      <text:p text:style-name="P27">Be sure to add the badges to your readme to show the world your code is working! <text:span text:style-name="T34">These can be found under Repo Settings &gt; Badg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0T11:36:35.487238721</meta:creation-date>
    <dc:date>2019-12-23T17:34:43.029956956</dc:date>
    <meta:editing-duration>PT12H50S</meta:editing-duration>
    <meta:editing-cycles>77</meta:editing-cycles>
    <meta:generator>LibreOffice/6.0.7.3$Linux_X86_64 LibreOffice_project/00m0$Build-3</meta:generator>
    <meta:document-statistic meta:table-count="0" meta:image-count="0" meta:object-count="0" meta:page-count="4" meta:paragraph-count="86" meta:word-count="1228" meta:character-count="7593" meta:non-whitespace-character-count="6405"/>
  </office:meta>
</office:document-meta>
</file>